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9efd" officeooo:paragraph-rsid="00019efd"/>
    </style:style>
    <style:style style:name="P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listen to album" form:button-type="url" office:target-frame="" xlink:href="../unaceptLPt.html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?&gt;</text:p>
      <text:p text:style-name="P1">&lt;playlist image="PRODUCTS.jpg"&gt;</text:p>
      <text:p text:style-name="P1"><text:tab/>&lt;item&gt;</text:p>
      <text:p text:style-name="P1"><text:tab/><text:tab/>&lt;filename&gt;A.jpg&lt;/filename&gt;</text:p>
      <text:p text:style-name="P1"><text:tab/><text:tab/>&lt;artist&gt;Mardukson&lt;/artist&gt;</text:p>
      <text:p text:style-name="P1"><text:tab/><text:tab/>&lt;title&gt;ALBUM---UNACEPTABLE&lt;/title&gt;</text:p>
      <text:p text:style-name="P1"><text:tab/><text:tab/><draw:control text:anchor-type="as-char" draw:z-index="0" draw:style-name="gr1" draw:text-style-name="P2" svg:width="1.4587in" svg:height="0.2087in" draw:control="control1"/></text:p>
      <text:p text:style-name="P1"></text:p>
      <text:p text:style-name="P1"><text:tab/><text:tab/>&lt;image&gt;unacept.jpg&lt;/image&gt;</text:p>
      <text:p text:style-name="P1"><text:tab/>&lt;/item&gt;</text:p>
      <text:p text:style-name="P1"><text:tab/>&lt;item&gt;</text:p>
      <text:p text:style-name="P1"><text:tab/><text:tab/>&lt;filename&gt;anna.jpg&lt;/filename&gt;</text:p>
      <text:p text:style-name="P1"><text:tab/><text:tab/>&lt;artist&gt;Mardukson&lt;/artist&gt;</text:p>
      <text:p text:style-name="P1"><text:tab/><text:tab/>&lt;title&gt;ALBUM---HATZ OF MAR&lt;/title&gt;</text:p>
      <text:p text:style-name="P1"></text:p>
      <text:p text:style-name="P1"><text:tab/><text:tab/>&lt;image&gt;in.jpg&lt;/image&gt;</text:p>
      <text:p text:style-name="P1"><text:tab/>&lt;/item&gt;</text:p>
      <text:p text:style-name="P1"><text:tab/>&lt;item&gt;</text:p>
      <text:p text:style-name="P1"><text:tab/><text:tab/>&lt;filename&gt;has2give.jpg&lt;/filename&gt;</text:p>
      <text:p text:style-name="P1"><text:tab/><text:tab/>&lt;artist&gt;Mardukson&lt;/artist&gt;</text:p>
      <text:p text:style-name="P1"><text:tab/><text:tab/>&lt;title&gt;ALBUM---NEW GENESIS&lt;/title&gt;</text:p>
      <text:p text:style-name="P1"><text:tab/><text:tab/>&lt;link&gt;foo=bar&amp;foo2=bar2&lt;/link&gt;</text:p>
      <text:p text:style-name="P1"><text:tab/><text:tab/>&lt;image&gt;has2give.jpg&lt;/image&gt;</text:p>
      <text:p text:style-name="P1"><text:tab/>&lt;/item&gt;</text:p>
      <text:p text:style-name="P1"><text:tab/>&lt;item&gt;</text:p>
      <text:p text:style-name="P1"><text:tab/><text:tab/>&lt;filename&gt;communist.jpg&lt;/filename&gt;</text:p>
      <text:p text:style-name="P1"><text:tab/><text:tab/>&lt;artist&gt;Mardukson&lt;/artist&gt;</text:p>
      <text:p text:style-name="P1"><text:tab/><text:tab/>&lt;title&gt;ALBUM---I PROTEST&lt;/title&gt;</text:p>
      <text:p text:style-name="P1"><text:tab/><text:tab/>&lt;link&gt;&lt;data1&gt; data one value&lt;/data1&gt;&lt;/link&gt;</text:p>
      <text:p text:style-name="P1"><text:tab/><text:tab/>&lt;image&gt;com.jpg&lt;/image&gt;</text:p>
      <text:p text:style-name="P1"><text:tab/>&lt;/item&gt;</text:p>
      <text:p text:style-name="P1"><text:tab/>&lt;item&gt;</text:p>
      <text:p text:style-name="P1"><text:tab/><text:tab/>&lt;filename&gt;Orion.jpg&lt;/filename&gt;</text:p>
      <text:p text:style-name="P1"><text:tab/><text:tab/>&lt;artist&gt;Mardukson&lt;/artist&gt;</text:p>
      <text:p text:style-name="P1"><text:tab/><text:tab/>&lt;title&gt;ALBUM---RHYME2WEEP&lt;/title&gt;</text:p>
      <text:p text:style-name="P1"><text:tab/><text:tab/>&lt;link&gt;foo=bar&amp;foo2=bar2&lt;/link&gt;</text:p>
      <text:p text:style-name="P1"><text:tab/><text:tab/>&lt;image&gt;orion.jpg&lt;/image&gt;</text:p>
      <text:p text:style-name="P1"><text:tab/>&lt;/item&gt;</text:p>
      <text:p text:style-name="P1"><text:tab/>&lt;item&gt;</text:p>
      <text:p text:style-name="P1"><text:tab/><text:tab/>&lt;filename&gt;prayn2.jpg&lt;/filename&gt;</text:p>
      <text:p text:style-name="P1"><text:tab/><text:tab/>&lt;artist&gt;Mardukson&lt;/artist&gt;</text:p>
      <text:p text:style-name="P1"><text:tab/><text:tab/>&lt;title&gt;NOVEL---HOUSE OF CUSH&lt;/title&gt;</text:p>
      <text:p text:style-name="P1"><text:tab/><text:tab/>&lt;link&gt;&lt;data1&gt; data one value&lt;/data1&gt;&lt;/link&gt;</text:p>
      <text:p text:style-name="P1"><text:tab/><text:tab/>&lt;image&gt;pr.jpg&lt;/image&gt;</text:p>
      <text:p text:style-name="P1"><text:tab/>&lt;/item&gt;</text:p>
      <text:p text:style-name="P1"><text:tab/>&lt;item&gt;</text:p>
      <text:p text:style-name="P1"><text:tab/><text:tab/>&lt;filename&gt;unaceptable.jpg&lt;/filename&gt;</text:p>
      <text:p text:style-name="P1"><text:tab/><text:tab/>&lt;artist&gt;Mardukson&lt;/artist&gt;</text:p>
      <text:p text:style-name="P1"><text:tab/><text:tab/>&lt;title&gt;NOVEL---NIMROD:LOST SON OF SUMERIA&lt;/title&gt;</text:p>
      <text:p text:style-name="P1"><text:tab/><text:tab/>&lt;link&gt;foo=bar&amp;foo2=bar2&lt;/link&gt;</text:p>
      <text:p text:style-name="P1"><text:tab/><text:tab/>&lt;image&gt;un.jpg&lt;/image&gt;</text:p>
      <text:p text:style-name="P1"><text:tab/>&lt;/item&gt;</text:p>
      <text:p text:style-name="P1"><text:tab/>&lt;item&gt;</text:p>
      <text:p text:style-name="P1"><text:tab/><text:tab/>&lt;filename&gt;who.jpg&lt;/filename&gt;</text:p>
      <text:p text:style-name="P1"><text:tab/><text:tab/>&lt;artist&gt;Mardukson&lt;/artist&gt;</text:p>
      <text:p text:style-name="P1"><text:tab/><text:tab/>&lt;title&gt;NOVEL---NEW GENESIS&lt;/title&gt;</text:p>
      <text:p text:style-name="P1"><text:tab/><text:tab/>&lt;link&gt;&lt;data1&gt; data one value&lt;/data1&gt;&lt;/link&gt;</text:p>
      <text:p text:style-name="P1"><text:tab/><text:tab/>&lt;image&gt;broth.jpg&lt;/image&gt;</text:p>
      <text:p text:style-name="P1"><text:tab/>&lt;/item&gt;</text:p>
      <text:p text:style-name="P1"><text:soft-page-break/><text:tab/>&lt;/playlist&gt;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21:38:49.368252316</dc:date>
    <dc:creator>tomccc </dc:creator>
    <meta:generator>LibreOffice/4.2.6.3$Linux_x86 LibreOffice_project/420m0$Build-3</meta:generator>
    <meta:document-statistic meta:table-count="0" meta:image-count="0" meta:object-count="0" meta:page-count="2" meta:paragraph-count="61" meta:word-count="86" meta:character-count="1468" meta:non-whitespace-character-count="1292"/>
  </office:meta>
</office:document-meta>
</file>